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e38" officeooo:paragraph-rsid="00049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nestly, I didn’t struggle at all with this. I suppose it was a good refresher, but I’m pretty familiar with these concepts alread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04:20.817445357</meta:creation-date>
    <dc:date>2023-02-23T23:05:23.329399734</dc:date>
    <meta:editing-duration>PT1M4S</meta:editing-duration>
    <meta:editing-cycles>1</meta:editing-cycles>
    <meta:document-statistic meta:table-count="0" meta:image-count="0" meta:object-count="0" meta:page-count="1" meta:paragraph-count="1" meta:word-count="23" meta:character-count="133" meta:non-whitespace-character-count="111"/>
    <meta:generator>LibreOffice/7.4.5.1$Linux_X86_64 LibreOffice_project/40$Build-1</meta:generator>
  </office:meta>
</office:document-meta>
</file>